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b665a" officeooo:paragraph-rsid="001b665a"/>
    </style:style>
    <style:style style:name="P2" style:family="paragraph" style:parent-style-name="Heading_20_1">
      <style:text-properties officeooo:paragraph-rsid="001b665a"/>
    </style:style>
    <style:style style:name="P3" style:family="paragraph" style:parent-style-name="Subtitle">
      <style:text-properties officeooo:rsid="001b665a" officeooo:paragraph-rsid="001b665a"/>
    </style:style>
    <style:style style:name="P4" style:family="paragraph" style:parent-style-name="Text_20_body">
      <style:text-properties officeooo:paragraph-rsid="001b665a"/>
    </style:style>
    <style:style style:name="P5" style:family="paragraph" style:parent-style-name="Title">
      <style:text-properties officeooo:rsid="001b665a" officeooo:paragraph-rsid="001b665a"/>
    </style:style>
    <style:style style:name="T1" style:family="text">
      <style:text-properties officeooo:rsid="001b665a"/>
    </style:style>
    <style:style style:name="T2" style:family="text">
      <style:text-properties style:font-name="Liberation Sans" fo:font-size="18.2000007629395pt" fo:font-weight="bold" officeooo:rsid="001b665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officeooo:rsid="001d6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Flutter</text:p>
      <text:p text:style-name="P3">Philippe Rateau</text:p>
      <text:h text:style-name="P2" text:outline-level="1"><text:span text:style-name="T1">Introduction à </text:span><text:span text:style-name="T2">Dart</text:span></text:h>
      <text:p text:style-name="P4"><text:tab/><text:span text:style-name="T1">J’ai commencé par réaliser le contenu du codelab. Les documents correspondants sont dans le dossier ./Introduction.</text:span></text:p>
      <text:h text:style-name="P1" text:outline-level="1">Premier Codelab : Write your first Flutter app</text:h>
      <text:p text:style-name="P4"><text:tab/><text:span text:style-name="T3">Le premier travail réalisé dans ce codelab est l’installation de Flutter ainsi que de toutes ses dépendances afin d’avoir un bon environnement de travai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24:18.510000000</meta:creation-date>
    <dc:date>2020-04-19T14:48:03.193000000</dc:date>
    <meta:editing-duration>PT3M16S</meta:editing-duration>
    <meta:editing-cycles>1</meta:editing-cycles>
    <meta:document-statistic meta:table-count="0" meta:image-count="0" meta:object-count="0" meta:page-count="1" meta:paragraph-count="6" meta:word-count="56" meta:character-count="371" meta:non-whitespace-character-count="319"/>
    <meta:generator>LibreOffice/6.3.4.2$Windows_X86_64 LibreOffice_project/60da17e045e08f1793c57c00ba83cdfce946d0aa</meta:generator>
  </office:meta>
</office:document-meta>
</file>